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font-weight="bold" style:font-weight-asian="bold" style:font-weight-complex="bold" style:use-window-font-color="true" style:text-underline-type="single" style:text-underline-style="solid" style:text-underline-width="auto" style:text-underline-mode="continuous"/>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T4" style:parent-style-name="DefaultParagraphFont" style:family="text">
      <style:text-properties fo:font-weight="bold" style:font-weight-asian="bold" style:font-weight-complex="bold" style:use-window-font-color="true"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use-window-font-color="true"/>
    </style:style>
    <style:style style:name="P6" style:parent-style-name="Normal" style:family="paragraph">
      <style:text-properties fo:font-size="12pt" style:font-size-asian="12pt" style:font-size-complex="12pt"/>
    </style:style>
  </office:automatic-styles>
  <office:body>
    <office:text text:use-soft-page-breaks="true">
      <text:h text:style-name="P1" text:outline-level="1">Concept introduction:</text:h>
      <text:p text:style-name="Normal"/>
      <text:p text:style-name="P2">Our Aim to provide a review lecture website where students can assess<text:s/>their course modules, rate their lecturers and give possible improvements for the courses.<text:s/>The costumers would interact through the system with phones, tablets, computers and general communication interfaces. The website would contain features such<text:s/>as a rating system on lecturers, forums with an upvote system similar to reddit and would require the user<text:s/>to<text:s/>provide identification through their<text:s/>college<text:s/>email.<text:s/></text:p>
      <text:p text:style-name="P3">The inspiration for this concept derives from rating systems such as the social credit system where people are rewarded for performing better in society. Our goal is to incentivize lecturers to perform at a greater degree through providing rewards based on user ratings. Examples of these rewards could be discounts, free parking space, extra funding for their research and so on.<text:s/></text:p>
      <text:p text:style-name="NoSpacing"/>
      <text:p text:style-name="NoSpacing"/>
      <text:h text:style-name="Heading1" text:outline-level="1"><text:span text:style-name="T4">Stakeholder &amp; User needs</text:span><text:span text:style-name="T5">:</text:span></text:h>
      <text:p text:style-name="Normal"/>
      <text:p text:style-name="P6">Our team has acknowledged that our concept is in line with the interest of students who attend courses at university that wish to have their voice heard.<text:s/>We have scouted potential stake holders such as students from a range of courses at Goldsmith university of Londo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Abdalla</meta:initial-creator>
    <dc:creator>Mohamed Abdalla</dc:creator>
    <meta:creation-date>2022-10-21T11:19:00Z</meta:creation-date>
    <dc:date>2022-10-21T14:28:00Z</dc:date>
    <meta:template xlink:href="Normal.dotm" xlink:type="simple"/>
    <meta:editing-cycles>15</meta:editing-cycles>
    <meta:editing-duration>PT0S</meta:editing-duration>
    <meta:document-statistic meta:page-count="1" meta:paragraph-count="2" meta:word-count="177" meta:character-count="1186" meta:row-count="8" meta:non-whitespace-character-count="1011"/>
  </office:meta>
</office:document-meta>
</file>